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ed10" officeooo:paragraph-rsid="001ced10" style:font-weight-asian="bold" style:font-weight-complex="bold"/>
    </style:style>
    <style:style style:name="P2" style:family="paragraph" style:parent-style-name="Standard" style:list-style-name="L3">
      <style:text-properties fo:font-weight="bold" officeooo:paragraph-rsid="00284a37" style:font-weight-asian="bold" style:font-weight-complex="bold"/>
    </style:style>
    <style:style style:name="P3" style:family="paragraph" style:parent-style-name="Standard" style:list-style-name="L4">
      <style:text-properties fo:font-weight="bold" officeooo:rsid="0028f5a3" officeooo:paragraph-rsid="0028f5a3" style:font-weight-asian="bold" style:font-weight-complex="bold"/>
    </style:style>
    <style:style style:name="P4" style:family="paragraph" style:parent-style-name="Standard">
      <style:text-properties fo:font-weight="bold" officeooo:rsid="00292c34" officeooo:paragraph-rsid="00292c34" style:font-weight-asian="bold" style:font-weight-complex="bold"/>
    </style:style>
    <style:style style:name="P5" style:family="paragraph" style:parent-style-name="Standard">
      <style:text-properties fo:font-weight="bold" officeooo:rsid="002a9457" officeooo:paragraph-rsid="002a9457" style:font-weight-asian="bold" style:font-weight-complex="bold"/>
    </style:style>
    <style:style style:name="P6" style:family="paragraph" style:parent-style-name="Standard">
      <style:text-properties fo:font-weight="normal" officeooo:rsid="001ced10" officeooo:paragraph-rsid="001ced10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ced10" officeooo:paragraph-rsid="001ced10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ced10" officeooo:paragraph-rsid="001ced10" style:font-weight-asian="normal" style:font-weight-complex="normal"/>
    </style:style>
    <style:style style:name="P9" style:family="paragraph" style:parent-style-name="Standard">
      <style:text-properties fo:font-weight="normal" officeooo:rsid="001f9295" officeooo:paragraph-rsid="001f9295" style:font-weight-asian="normal" style:font-weight-complex="normal"/>
    </style:style>
    <style:style style:name="P10" style:family="paragraph" style:parent-style-name="Standard">
      <style:text-properties fo:font-weight="normal" officeooo:rsid="0029d069" officeooo:paragraph-rsid="0029d069" style:font-weight-asian="normal" style:font-weight-complex="normal"/>
    </style:style>
    <style:style style:name="P11" style:family="paragraph" style:parent-style-name="Standard">
      <style:text-properties fo:font-weight="normal" officeooo:rsid="002a9457" officeooo:paragraph-rsid="002a9457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2a9457" officeooo:paragraph-rsid="002a9457" style:font-weight-asian="normal" style:font-weight-complex="normal"/>
    </style:style>
    <style:style style:name="P13" style:family="paragraph" style:parent-style-name="Standard">
      <style:text-properties fo:font-weight="normal" officeooo:rsid="002b79f0" officeooo:paragraph-rsid="002b79f0" style:font-weight-asian="normal" style:font-weight-complex="normal"/>
    </style:style>
    <style:style style:name="P14" style:family="paragraph" style:parent-style-name="Standard">
      <style:text-properties fo:font-weight="normal" officeooo:rsid="002d5ee9" officeooo:paragraph-rsid="002b79f0" style:font-weight-asian="normal" style:font-weight-complex="normal"/>
    </style:style>
    <style:style style:name="P15" style:family="paragraph" style:parent-style-name="Standard">
      <style:text-properties fo:font-weight="normal" officeooo:rsid="002d5ee9" officeooo:paragraph-rsid="002d5ee9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2d5ee9" officeooo:paragraph-rsid="002d5ee9" style:font-weight-asian="normal" style:font-weight-complex="normal"/>
    </style:style>
    <style:style style:name="P17" style:family="paragraph" style:parent-style-name="Standard">
      <style:text-properties fo:font-style="italic" fo:font-weight="normal" officeooo:rsid="00221ad1" officeooo:paragraph-rsid="00221ad1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normal" fo:font-weight="normal" officeooo:rsid="00221ad1" officeooo:paragraph-rsid="00221ad1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221ad1" officeooo:paragraph-rsid="00221ad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bold" officeooo:rsid="00221ad1" officeooo:paragraph-rsid="00221ad1" style:font-style-asian="normal" style:font-weight-asian="bold" style:font-style-complex="normal" style:font-weight-complex="bold"/>
    </style:style>
    <style:style style:name="P21" style:family="paragraph" style:parent-style-name="Standard" style:list-style-name="L3">
      <style:text-properties officeooo:paragraph-rsid="00284a37"/>
    </style:style>
    <style:style style:name="P22" style:family="paragraph" style:parent-style-name="Standard">
      <style:text-properties officeooo:paragraph-rsid="00284a37"/>
    </style:style>
    <style:style style:name="P23" style:family="paragraph" style:parent-style-name="Standard">
      <style:text-properties officeooo:paragraph-rsid="002b79f0"/>
    </style:style>
    <style:style style:name="T1" style:family="text">
      <style:text-properties officeooo:rsid="002395aa"/>
    </style:style>
    <style:style style:name="T2" style:family="text">
      <style:text-properties officeooo:rsid="0024364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officeooo:rsid="00256ac6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5a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7508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788cf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21ad1" style:font-style-asian="normal" style:font-style-complex="normal"/>
    </style:style>
    <style:style style:name="T10" style:family="text">
      <style:text-properties fo:font-style="normal" officeooo:rsid="00256ac6" style:font-style-asian="normal" style:font-style-complex="normal"/>
    </style:style>
    <style:style style:name="T11" style:family="text">
      <style:text-properties fo:font-style="normal" officeooo:rsid="002395aa" style:font-style-asian="normal" style:font-style-complex="normal"/>
    </style:style>
    <style:style style:name="T12" style:family="text">
      <style:text-properties fo:font-style="normal" officeooo:rsid="0027508e" style:font-style-asian="normal" style:font-style-complex="normal"/>
    </style:style>
    <style:style style:name="T13" style:family="text">
      <style:text-properties fo:font-style="normal" fo:font-weight="bold" officeooo:rsid="0028f5a3" style:font-style-asian="normal" style:font-weight-asian="bold" style:font-style-complex="normal" style:font-weight-complex="bold"/>
    </style:style>
    <style:style style:name="T14" style:family="text">
      <style:text-properties fo:font-weight="normal" officeooo:rsid="002b79f0" style:font-weight-asian="normal" style:font-weight-complex="normal"/>
    </style:style>
    <style:style style:name="T15" style:family="text">
      <style:text-properties officeooo:rsid="002b79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on Design</text:p>
      <text:p text:style-name="P6">user interaction is very important for software using and also for safety of the users.</text:p>
      <text:p text:style-name="P6">An user interface is the communication medium between the user and a computer.</text:p>
      <text:p text:style-name="P6"/>
      <text:p text:style-name="P6">Interface design is a process that follows a set of design principles.</text:p>
      <text:p text:style-name="P6"/>
      <text:p text:style-name="P6">General user interface design:</text:p>
      <text:list xml:id="list412644091" text:style-name="L1">
        <text:list-item>
          <text:p text:style-name="P7">identification of user, task and environmental requirements</text:p>
        </text:list-item>
        <text:list-item>
          <text:p text:style-name="P7">creation of user scenarios</text:p>
        </text:list-item>
        <text:list-item>
          <text:p text:style-name="P7">definition of a set o instances objects and actions</text:p>
        </text:list-item>
        <text:list-item>
          <text:p text:style-name="P7">creation of layouts</text:p>
        </text:list-item>
        <text:list-item>
          <text:p text:style-name="P7">prototyping and implementation</text:p>
        </text:list-item>
        <text:list-item>
          <text:p text:style-name="P7">test on the field</text:p>
        </text:list-item>
      </text:list>
      <text:p text:style-name="P1">Interface paradigms</text:p>
      <text:list xml:id="list3509039637" text:style-name="L2">
        <text:list-item>
          <text:p text:style-name="P8">Legacy: (CLI, GUI)</text:p>
        </text:list-item>
        <text:list-item>
          <text:p text:style-name="P8">Emerging: VUI(Voice user interface), AR, VR, MR</text:p>
        </text:list-item>
        <text:list-item>
          <text:p text:style-name="P8">Upcoming: gesture interface, brain computer interface</text:p>
        </text:list-item>
      </text:list>
      <text:p text:style-name="P6"/>
      <text:p text:style-name="P17">Legacy</text:p>
      <text:p text:style-name="P9">CLI are for expert users and it must be quickly to use</text:p>
      <text:p text:style-name="P9">GUI are for every users, can switch attention between tasks and applications.</text:p>
      <text:p text:style-name="P9">GUI are not automatically good interface, many software are poor of UI design and a bad design could be dangerous for safety (Military field i.e.).</text:p>
      <text:p text:style-name="P9"/>
      <text:p text:style-name="P17">Emerging</text:p>
      <text:p text:style-name="P18">audio vs video</text:p>
      <text:p text:style-name="P18">video is parallel, we can have more activities on the screen</text:p>
      <text:p text:style-name="P18">audio is serial</text:p>
      <text:p text:style-name="P18">audio is not always the best solution</text:p>
      <text:p text:style-name="P18">it is a good choice for users that can’t use eyes or hand for various reasons and more..</text:p>
      <text:p text:style-name="P18"/>
      <text:p text:style-name="P20">Golden rules</text:p>
      <text:list xml:id="list3843765545" text:style-name="L3">
        <text:list-item>
          <text:p text:style-name="P19"><text:span text:style-name="T3">Place the user in control</text:span>: <text:span text:style-name="T1">flexible interaction, hide technical internal from casual users, </text:span><text:span text:style-name="T2">reduce unnecessary actions.</text:span></text:p>
        </text:list-item>
        <text:list-item>
          <text:p text:style-name="P19"><text:span text:style-name="T3">reduce the user’s memory load</text:span>: <text:span text:style-name="T2">reduce demand on short term memory(max 7+/-2 chucks of information), intuitive shortcut, visual layout that metaphor real world, <text:s/></text:span></text:p>
        </text:list-item>
        <text:list-item>
          <text:p text:style-name="P2"><text:span text:style-name="T9">make </text:span><text:span text:style-name="T10">interface</text:span><text:span text:style-name="T11"> consistent</text:span><text:span text:style-name="T5">: </text:span><text:span text:style-name="T4">allow that user to put the current task into a meaningful context, maintain consistency across a family of applications, </text:span><text:span text:style-name="T6">give user feedback, </text:span><text:span text:style-name="T7">minimal surprise</text:span></text:p>
          <text:p text:style-name="P21"><text:span text:style-name="T7"/></text:p>
        </text:list-item>
      </text:list>
      <text:p text:style-name="P22"><text:span text:style-name="T13">Design principles</text:span></text:p>
      <text:list xml:id="list3763017799" text:style-name="L4">
        <text:list-item>
          <text:p text:style-name="P3"><text:span text:style-name="T12">M</text:span><text:span text:style-name="T8">emory load</text:span></text:p>
        </text:list-item>
        <text:list-item>
          <text:p text:style-name="P3"><text:span text:style-name="T8">Efficiency</text:span></text:p>
        </text:list-item>
        <text:list-item>
          <text:p text:style-name="P3"><text:span text:style-name="T8">Recoverability</text:span></text:p>
        </text:list-item>
        <text:list-item>
          <text:p text:style-name="P3"><text:span text:style-name="T8">User Guidance</text:span></text:p>
        </text:list-item>
      </text:list>
      <text:p text:style-name="P4"><text:span text:style-name="T8">Colors</text:span></text:p>
      <text:p text:style-name="P10"><text:span text:style-name="T8">Color are very important, because can be used to indicate to user complex information structures.</text:span></text:p>
      <text:p text:style-name="P11">Color can change meaning culture by culture.</text:p>
      <text:list xml:id="list2105158188" text:style-name="L5">
        <text:list-item>
          <text:p text:style-name="P12">Use color change to show status change</text:p>
        </text:list-item>
        <text:list-item>
          <text:p text:style-name="P12">Don’t use too many colors</text:p>
        </text:list-item>
        <text:list-item>
          <text:p text:style-name="P12">Avoid color pairings which clash</text:p>
        </text:list-item>
      </text:list>
      <text:p text:style-name="P5"/>
      <text:p text:style-name="P5"/>
      <text:p text:style-name="P5"><text:soft-page-break/>Usability and usability testing</text:p>
      <text:p text:style-name="P23"><text:span text:style-name="T14"/></text:p>
      <text:p text:style-name="P23"><text:span text:style-name="T14">Usability testing is a technique used in user-centered interaction design to evaluate a product by testing it on users.</text:span></text:p>
      <text:p text:style-name="P23"><text:span text:style-name="T14"/></text:p>
      <text:p text:style-name="P13">Interaction with user can’t be automatized.</text:p>
      <text:p text:style-name="P14"/>
      <text:p text:style-name="P15">Attributes to test:</text:p>
      <text:list xml:id="list1985006828" text:style-name="L6">
        <text:list-item>
          <text:p text:style-name="P16">Learnability</text:p>
        </text:list-item>
        <text:list-item>
          <text:p text:style-name="P16">Speed of operation</text:p>
        </text:list-item>
        <text:list-item>
          <text:p text:style-name="P16">Robustness</text:p>
        </text:list-item>
        <text:list-item>
          <text:p text:style-name="P16">Recoverability</text:p>
        </text:list-item>
        <text:list-item>
          <text:p text:style-name="P16">Adaptability</text:p>
        </text:list-item>
      </text:list>
      <text:p text:style-name="P15"/>
      <text:p text:style-name="P13"/>
      <text:p text:style-name="P1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8:45:03.293189875</meta:creation-date>
    <meta:generator>LibreOffice/6.4.7.2$Linux_X86_64 LibreOffice_project/40$Build-2</meta:generator>
    <dc:date>2022-04-26T09:47:23.123533042</dc:date>
    <meta:editing-duration>PT41M19S</meta:editing-duration>
    <meta:editing-cycles>15</meta:editing-cycles>
    <meta:document-statistic meta:table-count="0" meta:image-count="0" meta:object-count="0" meta:page-count="2" meta:paragraph-count="49" meta:word-count="366" meta:character-count="2220" meta:non-whitespace-character-count="1925"/>
  </office:meta>
</office:document-meta>
</file>